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2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P3" style:family="paragraph" style:parent-style-name="Text_20_body">
      <style:paragraph-properties fo:margin-top="0cm" fo:margin-bottom="0cm" fo:text-align="end" style:justify-single-word="false"/>
      <style:text-properties fo:font-size="7pt" style:font-size-asian="7pt" style:font-size-complex="7pt"/>
    </style:style>
    <style:style style:name="P4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5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top="0cm" fo:margin-bottom="0cm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top="0cm" fo:margin-bottom="0cm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0cm"/>
      <style:text-properties style:font-name="Arial" fo:font-size="10pt" style:font-size-asian="10pt" style:font-size-complex="10pt"/>
    </style:style>
    <style:style style:name="P10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12" style:family="paragraph" style:parent-style-name="Text_20_body" style:master-page-name="First_20_Page">
      <style:paragraph-properties fo:margin-top="0cm" fo:margin-bottom="0cm" style:page-number="auto"/>
      <style:text-properties style:font-name="Arial" fo:font-size="11pt" fo:font-weight="bold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/>
    </style:style>
    <style:style style:name="T4" style:family="text">
      <style:text-properties style:font-name="Arial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ür [Patient.Name] [Patient.Vorname] [Patient.Geschlecht], geb. [Patient.Geburtsdatum]</text:p>
      <text:p text:style-name="P5">[Patient.Strasse], [Patient.Plz] [Patient.Ort]</text:p>
      <text:p text:style-name="P5">Tel1 [Patient.Telefon1], Tel2 [Patient.Telefon2], Natel [Patient.Natel], E-Mail [Patient.E-Mail]</text:p>
      <text:p text:style-name="P6"/>
      <text:p text:style-name="P5">[Mandant.Ort] [Datum.heute]</text:p>
      <text:p text:style-name="P9"/>
      <text:p text:style-name="P8">Laborwerte:</text:p>
      <text:p text:style-name="P7"/>
      <text:p text:style-name="P7">[Laborwer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P2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MP3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MP4" style:family="paragraph" style:parent-style-name="Text_20_body">
      <style:paragraph-properties fo:margin-top="0cm" fo:margin-bottom="0cm" fo:text-align="end" style:justify-single-word="false"/>
      <style:text-properties fo:font-size="7pt" style:font-size-asian="7pt" style:font-size-complex="7pt"/>
    </style:style>
    <style:style style:name="MP5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weight="bold"/>
    </style:style>
    <style:style style:name="MT2" style:family="text">
      <style:text-properties style:font-name="Arial" fo:font-weight="bold"/>
    </style:style>
    <style:style style:name="MT3" style:family="text">
      <style:text-properties style:font-name="Arial" fo:font-weight="bold" style:font-weight-asian="bold" style:font-weight-complex="bold"/>
    </style:style>
    <style:style style:name="MT4" style:family="text">
      <style:text-properties style:font-name="Arial"/>
    </style:style>
    <style:page-layout style:name="Mpm1">
      <style:page-layout-properties fo:page-width="29.7cm" fo:page-height="21.001cm" style:num-format="1" style:print-orientation="landscape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header>
      <style:footer>
        <text:p text:style-name="MP2"><text:span text:style-name="MT2">[Patient.Vorname] [Patient.Name] ([Patient.Geschlecht]), [Patient.Geburtsdatum]</text:span><text:span text:style-name="MT3">, </text:span><text:span text:style-name="MT4">[Patient.Plz] [Patient.Ort]</text:span></text:p>
        <text:p text:style-name="MP3">Tel1 [Patient.Telefon1], Tel2 [Patient.Telefon2], Natel [Patient.Natel], E-Mail [Patient.E-Mail]</text:p>
        <text:p text:style-name="MP4"><text:span text:style-name="MT4">Seite </text:span><text:span text:style-name="MT4"><text:page-number text:select-page="current"/></text:span><text:span text:style-name="MT4"> /</text:span><text:span text:style-name="MT4"><text:page-count>1</text:page-count></text:span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header>
        <text:p text:style-name="MP5"/>
        <text:p text:style-name="MP5">Laborblatt</text:p>
        <text:p text:style-name="MP5"/>
      </style:header>
      <style:foot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Gerry Weirich</meta:initial-creator>
    <meta:creation-date>2006-04-10T14:27:25</meta:creation-date>
    <dc:date>2020-10-13T15:01:24.78</dc:date>
    <meta:editing-cycles>26</meta:editing-cycles>
    <meta:editing-duration>PT52M42S</meta:editing-duration>
    <dc:creator>Leon Mosimann</dc:creator>
    <meta:document-statistic meta:table-count="0" meta:image-count="0" meta:object-count="0" meta:page-count="1" meta:paragraph-count="16" meta:word-count="76" meta:character-count="990"/>
    <meta:user-defined meta:name="Info 1"/>
    <meta:user-defined meta:name="Info 2"/>
    <meta:user-defined meta:name="Info 3"/>
    <meta:user-defined meta:name="Info 4"/>
  </office:meta>
</office:document-meta>
</file>